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 style:list-style-name="L4">
      <style:text-properties style:font-name="Liberation Serif" officeooo:paragraph-rsid="0007d57d"/>
    </style:style>
    <style:style style:name="P2" style:family="paragraph" style:parent-style-name="Standard" style:list-style-name="L4">
      <style:text-properties style:font-name="Liberation Serif" officeooo:paragraph-rsid="000b22d6"/>
    </style:style>
    <style:style style:name="P3" style:family="paragraph" style:parent-style-name="Standard" style:list-style-name="L4">
      <style:text-properties style:font-name="Liberation Serif" officeooo:paragraph-rsid="000e875d"/>
    </style:style>
    <style:style style:name="P4" style:family="paragraph" style:parent-style-name="Standard" style:list-style-name="L4">
      <style:text-properties style:font-name="Liberation Serif" officeooo:paragraph-rsid="000f8eb7"/>
    </style:style>
    <style:style style:name="P5" style:family="paragraph" style:parent-style-name="Standard" style:list-style-name="L4">
      <style:text-properties style:font-name="Liberation Serif" officeooo:paragraph-rsid="0011817f"/>
    </style:style>
    <style:style style:name="P6" style:family="paragraph" style:parent-style-name="Standard" style:list-style-name="L4">
      <style:text-properties style:font-name="Liberation Serif" officeooo:paragraph-rsid="001415b8"/>
    </style:style>
    <style:style style:name="P7" style:family="paragraph" style:parent-style-name="Standard" style:list-style-name="L4">
      <style:text-properties style:font-name="Liberation Serif" officeooo:paragraph-rsid="00146102"/>
    </style:style>
    <style:style style:name="P8" style:family="paragraph" style:parent-style-name="Standard" style:list-style-name="L4">
      <style:text-properties officeooo:paragraph-rsid="0007d57d"/>
    </style:style>
    <style:style style:name="P9" style:family="paragraph" style:parent-style-name="Standard" style:list-style-name="L4">
      <style:text-properties officeooo:paragraph-rsid="000f8eb7"/>
    </style:style>
    <style:style style:name="P10" style:family="paragraph" style:parent-style-name="Standard" style:list-style-name="L4">
      <style:text-properties officeooo:rsid="000f8eb7" officeooo:paragraph-rsid="000f8eb7"/>
    </style:style>
    <style:style style:name="P11" style:family="paragraph" style:parent-style-name="Standard" style:list-style-name="L4">
      <style:text-properties officeooo:rsid="0011817f" officeooo:paragraph-rsid="0011817f"/>
    </style:style>
    <style:style style:name="P12" style:family="paragraph" style:parent-style-name="Standard" style:list-style-name="L4">
      <style:text-properties officeooo:rsid="001415b8" officeooo:paragraph-rsid="001415b8"/>
    </style:style>
    <style:style style:name="P13" style:family="paragraph" style:parent-style-name="Standard" style:list-style-name="L4">
      <style:text-properties officeooo:rsid="00146102" officeooo:paragraph-rsid="00146102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Calibri Light" officeooo:paragraph-rsid="0001f806" style:font-name-complex="Consolas"/>
    </style:style>
    <style:style style:name="P15" style:family="paragraph" style:parent-style-name="Standard" style:list-style-name="L4">
      <style:paragraph-properties fo:margin-top="0in" fo:margin-bottom="0in" loext:contextual-spacing="false"/>
      <style:text-properties style:font-name="Liberation Serif" officeooo:paragraph-rsid="0007d57d"/>
    </style:style>
    <style:style style:name="P16" style:family="paragraph" style:parent-style-name="Standard" style:list-style-name="L4">
      <style:paragraph-properties fo:margin-top="0in" fo:margin-bottom="0in" loext:contextual-spacing="false"/>
      <style:text-properties style:font-name="Liberation Serif" officeooo:paragraph-rsid="000e875d"/>
    </style:style>
    <style:style style:name="P17" style:family="paragraph" style:parent-style-name="Standard" style:list-style-name="L4">
      <style:paragraph-properties fo:margin-top="0in" fo:margin-bottom="0in" loext:contextual-spacing="false"/>
      <style:text-properties style:font-name="Liberation Serif" officeooo:paragraph-rsid="000f8eb7"/>
    </style:style>
    <style:style style:name="P18" style:family="paragraph" style:parent-style-name="Standard" style:list-style-name="L4">
      <style:paragraph-properties fo:margin-top="0in" fo:margin-bottom="0in" loext:contextual-spacing="false"/>
      <style:text-properties style:font-name="Liberation Serif" officeooo:paragraph-rsid="0011817f"/>
    </style:style>
    <style:style style:name="P19" style:family="paragraph" style:parent-style-name="Standard" style:list-style-name="L4">
      <style:paragraph-properties fo:margin-top="0in" fo:margin-bottom="0in" loext:contextual-spacing="false"/>
      <style:text-properties style:font-name="Liberation Serif" officeooo:paragraph-rsid="001415b8"/>
    </style:style>
    <style:style style:name="P20" style:family="paragraph" style:parent-style-name="Standard" style:list-style-name="L4">
      <style:paragraph-properties fo:margin-top="0in" fo:margin-bottom="0in" loext:contextual-spacing="false"/>
      <style:text-properties style:font-name="Liberation Serif" officeooo:paragraph-rsid="00146102"/>
    </style:style>
    <style:style style:name="P21" style:family="paragraph" style:parent-style-name="Standard" style:list-style-name="L4">
      <style:paragraph-properties fo:margin-top="0in" fo:margin-bottom="0in" loext:contextual-spacing="false"/>
      <style:text-properties style:font-name="Liberation Serif" officeooo:rsid="0011817f" officeooo:paragraph-rsid="0011817f"/>
    </style:style>
    <style:style style:name="P22" style:family="paragraph" style:parent-style-name="Standard" style:list-style-name="L4">
      <style:paragraph-properties fo:margin-top="0in" fo:margin-bottom="0in" loext:contextual-spacing="false"/>
      <style:text-properties style:font-name="Liberation Serif" officeooo:rsid="0011817f" officeooo:paragraph-rsid="001415b8"/>
    </style:style>
    <style:style style:name="P23" style:family="paragraph" style:parent-style-name="Standard" style:list-style-name="L4">
      <style:paragraph-properties fo:margin-top="0in" fo:margin-bottom="0in" loext:contextual-spacing="false"/>
      <style:text-properties style:font-name="Liberation Serif" officeooo:rsid="0011817f" officeooo:paragraph-rsid="00146102"/>
    </style:style>
    <style:style style:name="P24" style:family="paragraph" style:parent-style-name="List_20_Paragraph" style:list-style-name="L4">
      <style:text-properties style:font-name="Liberation Serif" officeooo:rsid="0001f806" officeooo:paragraph-rsid="000e875d"/>
    </style:style>
    <style:style style:name="P25" style:family="paragraph" style:parent-style-name="List_20_Paragraph" style:list-style-name="L4">
      <style:text-properties style:font-name="Liberation Serif" officeooo:rsid="0001f806" officeooo:paragraph-rsid="000f8eb7"/>
    </style:style>
    <style:style style:name="P26" style:family="paragraph" style:parent-style-name="List_20_Paragraph" style:list-style-name="L4">
      <style:text-properties style:font-name="Liberation Serif" officeooo:rsid="0001f806" officeooo:paragraph-rsid="0011817f"/>
    </style:style>
    <style:style style:name="P27" style:family="paragraph" style:parent-style-name="List_20_Paragraph" style:list-style-name="L4">
      <style:text-properties style:font-name="Liberation Serif" officeooo:rsid="0001f806" officeooo:paragraph-rsid="001415b8"/>
    </style:style>
    <style:style style:name="P28" style:family="paragraph" style:parent-style-name="List_20_Paragraph" style:list-style-name="L4">
      <style:text-properties style:font-name="Liberation Serif" officeooo:rsid="0001f806" officeooo:paragraph-rsid="00146102"/>
    </style:style>
    <style:style style:name="P29" style:family="paragraph" style:parent-style-name="List_20_Paragraph" style:list-style-name="L7">
      <style:text-properties style:font-name="Liberation Serif" officeooo:rsid="0001f806" officeooo:paragraph-rsid="0007d57d"/>
    </style:style>
    <style:style style:name="P30" style:family="paragraph" style:parent-style-name="List_20_Paragraph" style:list-style-name="L7">
      <style:text-properties style:font-name="Liberation Serif" officeooo:rsid="0007a85e" officeooo:paragraph-rsid="0007d57d"/>
    </style:style>
    <style:style style:name="P31" style:family="paragraph" style:parent-style-name="List_20_Paragraph" style:list-style-name="WWNum22">
      <style:paragraph-properties fo:margin-left="0in" fo:margin-right="0in" fo:text-indent="0in" style:auto-text-indent="false"/>
      <style:text-properties officeooo:paragraph-rsid="0001f806"/>
    </style:style>
    <style:style style:name="T1" style:family="text">
      <style:text-properties style:font-name="Calibri Light" fo:font-size="14pt" fo:font-style="italic" style:font-size-asian="14pt" style:font-style-asian="italic" style:font-name-complex="Consolas"/>
    </style:style>
    <style:style style:name="T2" style:family="text">
      <style:text-properties fo:font-weight="bold" officeooo:rsid="0001f806" style:font-weight-asian="bold" style:font-name-complex="Consolas"/>
    </style:style>
    <style:style style:name="T3" style:family="text">
      <style:text-properties fo:font-weight="bold" style:font-weight-asian="bold" style:font-name-complex="Consolas"/>
    </style:style>
    <style:style style:name="T4" style:family="text">
      <style:text-properties fo:font-weight="bold" officeooo:rsid="0003cf19" style:font-weight-asian="bold" style:font-name-complex="Consolas"/>
    </style:style>
    <style:style style:name="T5" style:family="text">
      <style:text-properties fo:font-weight="bold" officeooo:rsid="0001f806" style:font-weight-asian="bold" style:font-name-complex="Consolas" style:font-weight-complex="normal"/>
    </style:style>
    <style:style style:name="T6" style:family="text">
      <style:text-properties fo:font-weight="bold" officeooo:rsid="0007a85e" style:font-weight-asian="bold" style:font-name-complex="Consolas" style:font-weight-complex="normal"/>
    </style:style>
    <style:style style:name="T7" style:family="text">
      <style:text-properties fo:font-weight="bold" officeooo:rsid="001415b8" style:font-weight-asian="bold" style:font-name-complex="Consolas"/>
    </style:style>
    <style:style style:name="T8" style:family="text">
      <style:text-properties style:font-name-complex="Consolas"/>
    </style:style>
    <style:style style:name="T9" style:family="text">
      <style:text-properties officeooo:rsid="0001f806" style:font-name-complex="Consolas"/>
    </style:style>
    <style:style style:name="T10" style:family="text">
      <style:text-properties officeooo:rsid="00058489" style:font-name-complex="Consolas"/>
    </style:style>
    <style:style style:name="T11" style:family="text">
      <style:text-properties officeooo:rsid="0006a96f" style:font-name-complex="Consolas"/>
    </style:style>
    <style:style style:name="T12" style:family="text">
      <style:text-properties officeooo:rsid="0007a85e" style:font-name-complex="Consolas"/>
    </style:style>
    <style:style style:name="T13" style:family="text">
      <style:text-properties officeooo:rsid="0011817f" style:font-name-complex="Consolas"/>
    </style:style>
    <style:style style:name="T14" style:family="text">
      <style:text-properties officeooo:rsid="001415b8" style:font-name-complex="Consolas"/>
    </style:style>
    <style:style style:name="T15" style:family="text">
      <style:text-properties style:font-name="Liberation Serif" fo:font-weight="bold" officeooo:rsid="0001f806" style:font-weight-asian="bold" style:font-name-complex="Consolas"/>
    </style:style>
    <style:style style:name="T16" style:family="text">
      <style:text-properties style:font-name="Liberation Serif" fo:font-weight="bold" style:font-weight-asian="bold" style:font-name-complex="Consolas"/>
    </style:style>
    <style:style style:name="T17" style:family="text">
      <style:text-properties style:font-name="Liberation Serif" style:font-name-complex="Consolas"/>
    </style:style>
    <style:style style:name="T18" style:family="text">
      <style:text-properties style:font-name="Liberation Serif" officeooo:rsid="0001f806" style:font-name-complex="Consolas"/>
    </style:style>
    <style:style style:name="T19" style:family="text">
      <style:text-properties style:font-name="Liberation Serif" fo:font-weight="normal" officeooo:rsid="0003c056" style:font-weight-asian="normal" style:font-name-complex="TimesNewRomanPSMT" style:font-weight-complex="normal"/>
    </style:style>
    <style:style style:name="T20" style:family="text">
      <style:text-properties fo:font-weight="normal" officeooo:rsid="0001f806" style:font-weight-asian="normal" style:font-name-complex="Consolas" style:font-weight-complex="normal"/>
    </style:style>
    <style:style style:name="T21" style:family="text">
      <style:text-properties fo:font-weight="normal" officeooo:rsid="0003cf19" style:font-weight-asian="normal" style:font-name-complex="Consolas" style:font-weight-complex="normal"/>
    </style:style>
    <style:style style:name="T22" style:family="text">
      <style:text-properties fo:font-weight="normal" officeooo:rsid="0007a85e" style:font-weight-asian="normal" style:font-name-complex="Consolas" style:font-weight-complex="normal"/>
    </style:style>
    <style:style style:name="T23" style:family="text">
      <style:text-properties fo:font-weight="normal" officeooo:rsid="001415b8" style:font-weight-asian="normal" style:font-name-complex="Consolas" style:font-weight-complex="normal"/>
    </style:style>
    <style:style style:name="T24" style:family="text">
      <style:text-properties fo:font-weight="normal" officeooo:rsid="00146102" style:font-weight-asian="normal" style:font-name-complex="Consolas" style:font-weight-complex="normal"/>
    </style:style>
    <style:style style:name="T25" style:family="text">
      <style:text-properties fo:font-weight="normal" officeooo:rsid="0007a85e" style:font-weight-asian="normal" style:font-name-complex="TimesNewRomanPSMT" style:font-weight-complex="normal"/>
    </style:style>
    <style:style style:name="T26" style:family="text">
      <style:text-properties fo:font-weight="normal" officeooo:rsid="0001f806" style:font-weight-asian="normal" style:font-name-complex="TimesNewRomanPSMT" style:font-weight-complex="normal"/>
    </style:style>
    <style:style style:name="T27" style:family="text">
      <style:text-properties fo:font-weight="normal" officeooo:rsid="0003c056" style:font-weight-asian="normal" style:font-name-complex="TimesNewRomanPSM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599226" text:style-name="WWNum22">
        <text:list-header>
          <text:p text:style-name="P31"><text:span text:style-name="T1"/></text:p>
        </text:list-header>
      </text:list>
      <text:list xml:id="list2321137106" text:style-name="L4">
        <text:list-item>
          <text:p text:style-name="P9"><text:span text:style-name="T15">Authentication</text:span></text:p>
          <text:p text:style-name="P4"><text:span text:style-name="T2">Name</text:span><text:span text:style-name="T8">: </text:span><text:span text:style-name="T9">Authentication</text:span></text:p>
          <text:p text:style-name="P4"><text:span text:style-name="T2">Actors</text:span><text:span text:style-name="T8">: </text:span><text:span text:style-name="T9">Doctor, Donor, Staff</text:span></text:p>
          <text:p text:style-name="P17"><text:span text:style-name="T2">Description</text:span><text:span text:style-name="T8">: </text:span></text:p>
          <text:list>
            <text:list-item>
              <text:list>
                <text:list-item>
                  <text:p text:style-name="P25"><text:span text:style-name="T8">user inputs his username and password</text:span></text:p>
                </text:list-item>
                <text:list-item>
                  <text:p text:style-name="P25"><text:span text:style-name="T8">user presses the “Sign In” button</text:span></text:p>
                </text:list-item>
              </text:list>
            </text:list-item>
          </text:list>
          <text:p text:style-name="P4"><text:span text:style-name="T2">Pre conditions</text:span><text:span text:style-name="T8">: </text:span><text:span text:style-name="T9">The inputs correspond to the given user</text:span></text:p>
          <text:p text:style-name="P4"><text:span text:style-name="T2">Post conditions</text:span><text:span text:style-name="T8">: </text:span><text:span text:style-name="T9">Brings up a new user interface, depending on the user type </text:span></text:p>
          <text:p text:style-name="P4"><text:span text:style-name="T3"/></text:p>
          <text:p text:style-name="P4"><text:span text:style-name="T5">Exceptions</text:span><text:span text:style-name="T6">:</text:span><text:span text:style-name="T22"> </text:span><text:span text:style-name="T26">username and/or password were wrong, throws an error messag</text:span><text:span text:style-name="T27">e</text:span></text:p>
        </text:list-item>
        <text:list-item>
          <text:p text:style-name="P1"><text:span text:style-name="T2">V</text:span><text:span text:style-name="T4">iew All donations</text:span></text:p>
          <text:p text:style-name="P1"><text:span text:style-name="T2">Name</text:span><text:span text:style-name="T8">: </text:span><text:span text:style-name="T20">V</text:span><text:span text:style-name="T21">iew All donations</text:span></text:p>
          <text:p text:style-name="P8"><text:span text:style-name="T15">Actors</text:span><text:span text:style-name="T17">: </text:span><text:span text:style-name="T18">Staff</text:span></text:p>
          <text:p text:style-name="P15"><text:span text:style-name="T2">Description</text:span><text:span text:style-name="T8">: </text:span></text:p>
        </text:list-item>
      </text:list>
      <text:list xml:id="list3953649622" text:style-name="L7">
        <text:list-item>
          <text:p text:style-name="P29"><text:span text:style-name="T8">user presses the</text:span><text:span text:style-name="T10"> view </text:span><text:span text:style-name="T13">all</text:span><text:span text:style-name="T10"> donations button</text:span></text:p>
        </text:list-item>
        <text:list-item>
          <text:p text:style-name="P30"><text:span text:style-name="T10">t</text:span><text:span text:style-name="T8">he app sends a request to the server </text:span></text:p>
        </text:list-item>
        <text:list-item>
          <text:p text:style-name="P30"><text:span text:style-name="T8">the response is send, and a list with donations is shown to the user</text:span></text:p>
        </text:list-item>
      </text:list>
      <text:list xml:id="list180143518499801" text:continue-list="list2321137106" text:style-name="L4">
        <text:list-header>
          <text:p text:style-name="P1"><text:span text:style-name="T2">Pre conditions</text:span><text:span text:style-name="T8">: </text:span><text:span text:style-name="T9">The </text:span><text:span text:style-name="T11">us</text:span><text:span text:style-name="T12">er is logged into the staff type profile, session is active</text:span></text:p>
          <text:p text:style-name="P1"><text:span text:style-name="T2">Post conditions</text:span><text:span text:style-name="T8">: </text:span><text:span text:style-name="T9">Brings up a new user interface, </text:span><text:span text:style-name="T12">that has the list of the donations</text:span><text:span text:style-name="T9"> </text:span></text:p>
          <text:p text:style-name="P1"><text:span text:style-name="T3"/></text:p>
          <text:p text:style-name="P1"><text:span text:style-name="T2">Exceptions: </text:span><text:span text:style-name="T25">if there is a problem with accessing the server, throws an error</text:span></text:p>
          <text:p text:style-name="P2"><text:span text:style-name="T19"/></text:p>
        </text:list-header>
        <text:list-item>
          <text:p text:style-name="P10"><text:span text:style-name="T15">M</text:span><text:span text:style-name="T16">anage Donations</text:span></text:p>
          <text:p text:style-name="P3"><text:span text:style-name="T2">Name</text:span><text:span text:style-name="T8">: </text:span><text:span text:style-name="T13">Manage Donations</text:span></text:p>
          <text:p text:style-name="P3"><text:span text:style-name="T2">Actors</text:span><text:span text:style-name="T8">: </text:span><text:span text:style-name="T13">Staff</text:span></text:p>
          <text:p text:style-name="P16"><text:span text:style-name="T2">Description</text:span><text:span text:style-name="T8">: </text:span></text:p>
          <text:list>
            <text:list-item>
              <text:list>
                <text:list-item>
                  <text:p text:style-name="P21"><text:span text:style-name="T8">user selects the Donations section</text:span></text:p>
                </text:list-item>
                <text:list-item>
                  <text:p text:style-name="P21"><text:span text:style-name="T8">user is asked if there is a specific time period or/and blood bank he’d prefer to see</text:span></text:p>
                </text:list-item>
                <text:list-item>
                  <text:p text:style-name="P21"><text:span text:style-name="T8">depending on that app shows a list of donations</text:span></text:p>
                </text:list-item>
                <text:list-item>
                  <text:p text:style-name="P21"><text:span text:style-name="T8">user can delete, add(?) and update the donations</text:span></text:p>
                  <text:p text:style-name="P24"><text:span text:style-name="T8"><text:tab/></text:span></text:p>
                </text:list-item>
              </text:list>
            </text:list-item>
          </text:list>
          <text:p text:style-name="P3"><text:span text:style-name="T2">Pre conditions</text:span><text:span text:style-name="T8">: </text:span><text:span text:style-name="T9">T</text:span><text:span text:style-name="T13">here are dates and/or locations</text:span></text:p>
          <text:p text:style-name="P3"><text:span text:style-name="T2">Post conditions</text:span><text:span text:style-name="T8">: </text:span><text:span text:style-name="T9">Brings up a new user interface, depending on the user type </text:span></text:p>
          <text:p text:style-name="P3"><text:span text:style-name="T3"/></text:p>
          <text:p text:style-name="P3"><text:span text:style-name="T5">Exceptions</text:span><text:span text:style-name="T6">:</text:span><text:span text:style-name="T22"> </text:span><text:span text:style-name="T26">username and/or password were wrong, throws an error messag</text:span><text:span text:style-name="T27">e</text:span></text:p>
        </text:list-item>
        <text:list-item>
          <text:p text:style-name="P11"><text:span text:style-name="T16">Accept a donation</text:span></text:p>
          <text:p text:style-name="P5"><text:span text:style-name="T2">Name</text:span><text:span text:style-name="T8">: </text:span><text:span text:style-name="T13">Accept a donation</text:span></text:p>
          <text:p text:style-name="P5"><text:span text:style-name="T2">Actors</text:span><text:span text:style-name="T8">: </text:span><text:span text:style-name="T13">Staff</text:span></text:p>
          <text:p text:style-name="P18"><text:span text:style-name="T2">Description</text:span><text:span text:style-name="T8">: </text:span></text:p>
          <text:list>
            <text:list-item>
              <text:list>
                <text:list-item>
                  <text:p text:style-name="P21"><text:span text:style-name="T8"/></text:p>
                  <text:p text:style-name="P26"><text:span text:style-name="T8"><text:tab/></text:span></text:p>
                </text:list-item>
              </text:list>
            </text:list-item>
          </text:list>
          <text:p text:style-name="P5"><text:span text:style-name="T2">Pre conditions</text:span><text:span text:style-name="T8">: </text:span></text:p>
          <text:p text:style-name="P5"><text:span text:style-name="T2">Post conditions</text:span><text:span text:style-name="T8">: </text:span><text:span text:style-name="T9"><text:s/></text:span></text:p>
          <text:p text:style-name="P5"><text:span text:style-name="T3"/></text:p>
          <text:p text:style-name="P5"><text:span text:style-name="T5">Exceptions</text:span><text:span text:style-name="T6">:</text:span><text:span text:style-name="T22"> </text:span></text:p>
        </text:list-item>
        <text:list-item>
          <text:p text:style-name="P12"><text:soft-page-break/><text:span text:style-name="T16">Blood Analysis</text:span></text:p>
          <text:p text:style-name="P6"><text:span text:style-name="T2">Name</text:span><text:span text:style-name="T8">: </text:span><text:span text:style-name="T14">Blood</text:span><text:span text:style-name="T13"> </text:span><text:span text:style-name="T23">Analysis</text:span></text:p>
          <text:p text:style-name="P6"><text:span text:style-name="T2">Actors</text:span><text:span text:style-name="T8">: </text:span><text:span text:style-name="T13">Staff</text:span></text:p>
          <text:p text:style-name="P19"><text:span text:style-name="T2">Description</text:span><text:span text:style-name="T8">: </text:span></text:p>
          <text:list>
            <text:list-item>
              <text:list>
                <text:list-item>
                  <text:p text:style-name="P22"><text:span text:style-name="T8"/></text:p>
                  <text:p text:style-name="P27"><text:span text:style-name="T8"><text:tab/></text:span></text:p>
                </text:list-item>
              </text:list>
            </text:list-item>
          </text:list>
          <text:p text:style-name="P6"><text:span text:style-name="T2">Pre conditions</text:span><text:span text:style-name="T8">: </text:span></text:p>
          <text:p text:style-name="P6"><text:span text:style-name="T2">Post conditions</text:span><text:span text:style-name="T8">: </text:span><text:span text:style-name="T9"><text:s/></text:span></text:p>
          <text:p text:style-name="P6"><text:span text:style-name="T3"/></text:p>
          <text:p text:style-name="P6"><text:span text:style-name="T5">Exceptions</text:span><text:span text:style-name="T6">:</text:span><text:span text:style-name="T22"> </text:span></text:p>
        </text:list-item>
        <text:list-item>
          <text:p text:style-name="P13"><text:span text:style-name="T16">Reject Donation</text:span></text:p>
          <text:p text:style-name="P7"><text:span text:style-name="T2">Name</text:span><text:span text:style-name="T8">: </text:span><text:span text:style-name="T24">Reject Donation</text:span></text:p>
          <text:p text:style-name="P7"><text:span text:style-name="T2">Actors</text:span><text:span text:style-name="T8">: </text:span><text:span text:style-name="T13">Staff</text:span></text:p>
          <text:p text:style-name="P20"><text:span text:style-name="T2">Description</text:span><text:span text:style-name="T8">: </text:span></text:p>
          <text:list>
            <text:list-item>
              <text:list>
                <text:list-item>
                  <text:p text:style-name="P23"><text:span text:style-name="T8"/></text:p>
                  <text:p text:style-name="P28"><text:span text:style-name="T8"><text:tab/></text:span></text:p>
                </text:list-item>
              </text:list>
            </text:list-item>
          </text:list>
          <text:p text:style-name="P7"><text:span text:style-name="T2">Pre conditions</text:span><text:span text:style-name="T8">: </text:span></text:p>
          <text:p text:style-name="P7"><text:span text:style-name="T2">Post conditions</text:span><text:span text:style-name="T8">: </text:span><text:span text:style-name="T9"><text:s/></text:span></text:p>
          <text:p text:style-name="P7"><text:span text:style-name="T3"/></text:p>
          <text:p text:style-name="P7"><text:span text:style-name="T5">Exceptions</text:span><text:span text:style-name="T6">:</text:span><text:span text:style-name="T22"> </text:span></text:p>
        </text:list-item>
      </text:list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6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986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66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6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3.486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66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6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986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66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4-25T17:46:50.017000000</dc:date>
    <meta:editing-duration>PT38M32S</meta:editing-duration>
    <meta:editing-cycles>18</meta:editing-cycles>
    <meta:document-statistic meta:table-count="0" meta:image-count="0" meta:object-count="0" meta:page-count="2" meta:paragraph-count="59" meta:word-count="269" meta:character-count="1646" meta:non-whitespace-character-count="1419"/>
  </office:meta>
</office:document-meta>
</file>